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color="#800000" style:text-underline-style="none" fo:font-weight="normal" style:font-weight-asian="normal" style:font-weight-complex="normal"/>
    </style:style>
    <style:style style:name="T6" style:family="text">
      <style:text-properties style:use-window-font-color="true" style:text-underline-style="none" fo:font-weight="normal" style:font-weight-asian="normal" style:font-weight-complex="normal"/>
    </style:style>
    <style:style style:name="T7" style:family="text">
      <style:text-properties style:use-window-font-color="true"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Introduction (2phrases) :</text:p>
      <text:p text:style-name="Standard"/>
      <text:p text:style-name="Standard">I- La rétribution du Logiciel Libre aujourd'hui → Thomas </text:p>
      <text:p text:style-name="Standard"/>
      <text:list xml:id="list2194498331" text:style-name="L1">
        <text:list-item>
          <text:p text:style-name="P1">Limite</text:p>
        </text:list-item>
      </text:list>
      <text:p text:style-name="Standard"/>
      <text:p text:style-name="Standard">II- Avantages des logiciels libres payant → Nawfal</text:p>
      <text:p text:style-name="Standard"/>
      <text:list xml:id="list1692491750" text:style-name="L2">
        <text:list-item>
          <text:p text:style-name="P2">Limite</text:p>
        </text:list-item>
      </text:list>
      <text:p text:style-name="Standard"/>
      <text:p text:style-name="Standard">III- Conclusion → Florent</text:p>
      <text:p text:style-name="Standard"/>
      <text:p text:style-name="Standard"/>
      <text:p text:style-name="Standard">Ces logiciels permettent d'avoir un code source gratuit et accessible par tout le monde et donc être modifiable si certaines fonctionnalités comportent des erreurs ou si de nouvelles idées peuvent être ajoutées au code.</text:p>
      <text:p text:style-name="Standard">Mais pourquoi les développeurs ,qui passe du temps à faire progresser un code source, ne devrait-il pas être payés ? </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artie 1 : <text:span text:style-name="T1">La rétribution du Logiciel Libre aujourd'hui</text:span></text:p>
      <text:p text:style-name="P3"/>
      <text:p text:style-name="P3"/>
      <text:p text:style-name="P3">I – <text:span text:style-name="T1">Le libre gratuit de nos jours</text:span></text:p>
      <text:p text:style-name="P4"><text:span text:style-name="T3"><text:line-break/>Au sein du patrimoine open source on trouve une grande catégorie Logiciel Libre gratuit.<text:line-break/><text:line-break/>On y trouve tout le catalogue de la Fondation Apache avec comme dominateurs :</text:span></text:p>
      <text:p text:style-name="P4"><text:span text:style-name="T3">Tomcat, </text:span></text:p>
      <text:p text:style-name="P4"><text:span text:style-name="T3">SolR,</text:span></text:p>
      <text:p text:style-name="P4"><text:span text:style-name="T3">Perl </text:span></text:p>
      <text:p text:style-name="P4"><text:span text:style-name="T3">ou Struts …</text:span></text:p>
      <text:p text:style-name="P4"><text:span text:style-name="T3"/></text:p>
      <text:p text:style-name="P4"><text:span text:style-name="T3">Et on peut y ajouter ceux des autres grandes fondations comme :</text:span></text:p>
      <text:p text:style-name="P4"><text:span text:style-name="T3">Eclipse, </text:span></text:p>
      <text:p text:style-name="P4"><text:span text:style-name="T3">FSF, </text:span></text:p>
      <text:p text:style-name="P4"><text:span text:style-name="T3">Linux, </text:span></text:p>
      <text:p text:style-name="P4"><text:span text:style-name="T3">Gnome</text:span></text:p>
      <text:p text:style-name="P4"><text:span text:style-name="T3">Mozilla.<text:line-break/><text:line-break/>Le développement des produits de ces fondations a été financé par des dons. </text:span></text:p>
      <text:p text:style-name="P4"><text:span text:style-name="T3">La fondation elle-même n'est pas à but lucratif, et d'ailleurs elle ne propose aucune forme d'activité susceptible de lui apporter de l'argent, si ce n'est quelques conférences. </text:span></text:p>
      <text:p text:style-name="P4"><text:span text:style-name="T3">On est bien dans de l'open source gratuit.<text:line-break/><text:line-break/>Bien sûr, le coût total de possession, ne sera pas nul: </text:span></text:p>
      <text:p text:style-name="P4"><text:span text:style-name="T3">il faut bien installer le produit, </text:span></text:p>
      <text:p text:style-name="P4"><text:span text:style-name="T3">lui donner un serveur, </text:span></text:p>
      <text:p text:style-name="P4"><text:span text:style-name="T3">parfois le paramétrer, </text:span></text:p>
      <text:p text:style-name="P4"><text:span text:style-name="T3">former des utilisateurs, </text:span></text:p>
      <text:p text:style-name="P4"><text:span text:style-name="T3">et assurer un certain support. </text:span></text:p>
      <text:p text:style-name="P4"><text:span text:style-name="T3"/></text:p>
      <text:p text:style-name="P4"><text:span text:style-name="T3"/></text:p>
      <text:p text:style-name="Standard"><text:span text:style-name="T4">Mais l'équivalent propriétaire de ces produits peut coûter très cher, donc le coût total est nettement inférieur.</text:span></text:p>
      <text:p text:style-name="Standard"><text:span text:style-name="T4"/></text:p>
      <text:p text:style-name="P3"><text:span text:style-name="T3">II – </text:span><text:span text:style-name="T1">Modèle économique</text:span></text:p>
      <text:p text:style-name="Standard"><text:span text:style-name="T4"/></text:p>
      <text:p text:style-name="Standard"><text:a xlink:type="simple" xlink:href="http://www.progilibre.com/L-open-source-dans-sa-logique-mutualiste,-un-vecteur-de-competitivite_a965.html" office:target-frame-name="_blank" xlink:show="new"><text:span text:style-name="T6">Le modèle économique de l'open source </text:span></text:a><text:span text:style-name="T4">des grandes fondations est un modèle mutualiste: </text:span></text:p>
      <text:p text:style-name="Standard"><text:span text:style-name="T4">différents acteurs contribuent aux projets en donnant du temps à leurs ingénieurs. </text:span></text:p>
      <text:p text:style-name="Standard"><text:span text:style-name="T4">En contrepartie, les donateurs ont un mot à dire quant aux orientations du projet, et bénéficient de logiciels de qualité, que leurs équipes maîtrisent techniquement, qu'ils peuvent utiliser librement. Beaucoup utilisent sans contribuer, sans que cela ne mette en péril le modèle.<text:line-break/></text:span><text:span text:style-name="T6"><text:line-break/>Le modèle des fondations est dans l'esprit d'une gestion de bien communs, </text:span><text:span text:style-name="T4">un patrimoine partagé, dont tous peuvent bénéficier, mais qui doit néanmoins être entretenu et enrich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2-09-25T11:31:14</meta:creation-date>
    <meta:generator>LibreOffice/3.5$Linux_x86 LibreOffice_project/350m1$Build-2</meta:generator>
    <dc:date>2012-10-09T08:56:12</dc:date>
    <dc:creator>Compte etudiant</dc:creator>
    <meta:editing-duration>PT1H29M11S</meta:editing-duration>
    <meta:editing-cycles>42</meta:editing-cycles>
    <meta:document-statistic meta:table-count="0" meta:image-count="0" meta:object-count="0" meta:page-count="2" meta:paragraph-count="33" meta:word-count="345" meta:character-count="2146" meta:non-whitespace-character-count="1814"/>
  </office:meta>
</office:document-meta>
</file>